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JacksonInputMessage.setDeserializationView( @ Nullable Class &lt; ? &gt; deserialization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InputMessage.MappingJacksonInputMessage( InputStream body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JacksonInputMessag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InputMessag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InputMessage.MappingJacksonInputMessage( InputStream body , HttpHeaders headers , Class &lt; ? &gt; deserialization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JacksonInputMessage.getDeserializati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